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text-align="justify" style:justify-single-word="false"/>
      <style:text-properties officeooo:rsid="001b65d3" officeooo:paragraph-rsid="001b65d3"/>
    </style:style>
    <style:style style:name="P3" style:family="paragraph" style:parent-style-name="Preformatted_20_Text">
      <style:paragraph-properties fo:text-align="justify" style:justify-single-word="false"/>
      <style:text-properties officeooo:rsid="002131af" officeooo:paragraph-rsid="002131af"/>
    </style:style>
    <style:style style:name="P4" style:family="paragraph" style:parent-style-name="Preformatted_20_Text">
      <style:paragraph-properties fo:text-align="justify" style:justify-single-word="false"/>
      <style:text-properties officeooo:rsid="00326120" officeooo:paragraph-rsid="00326120"/>
    </style:style>
    <style:style style:name="P5" style:family="paragraph" style:parent-style-name="Table_20_Contents">
      <style:paragraph-properties fo:text-align="justify" style:justify-single-word="false"/>
      <style:text-properties style:font-name="Liberation Mono" fo:font-size="10pt" style:font-name-asian="NSimSun1" style:font-size-asian="10pt" style:font-name-complex="Liberation Mono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Liberation Mono" fo:font-size="10pt" officeooo:rsid="00275d1a" officeooo:paragraph-rsid="00275d1a" style:font-name-asian="NSimSun1" style:font-size-asian="10pt" style:font-name-complex="Liberation Mono" style:font-size-complex="10pt"/>
    </style:style>
    <style:style style:name="P7" style:family="paragraph" style:parent-style-name="Preformatted_20_Text" style:list-style-name="L1">
      <style:paragraph-properties fo:text-align="justify" style:justify-single-word="false"/>
      <style:text-properties officeooo:rsid="002131af" officeooo:paragraph-rsid="002131af"/>
    </style:style>
    <style:style style:name="P8" style:family="paragraph" style:parent-style-name="Preformatted_20_Text" style:list-style-name="L2">
      <style:paragraph-properties fo:text-align="justify" style:justify-single-word="false"/>
      <style:text-properties officeooo:rsid="002131af" officeooo:paragraph-rsid="002131af"/>
    </style:style>
    <style:style style:name="P9" style:family="paragraph" style:parent-style-name="Preformatted_20_Text" style:list-style-name="L1">
      <style:paragraph-properties fo:text-align="justify" style:justify-single-word="false"/>
      <style:text-properties officeooo:rsid="001b65d3" officeooo:paragraph-rsid="001b65d3"/>
    </style:style>
    <style:style style:name="P10" style:family="paragraph" style:parent-style-name="Preformatted_20_Text">
      <style:paragraph-properties fo:text-align="justify" style:justify-single-word="false"/>
      <style:text-properties officeooo:rsid="001b65d3" officeooo:paragraph-rsid="001b65d3"/>
    </style:style>
    <style:style style:name="P11" style:family="paragraph" style:parent-style-name="Preformatted_20_Text">
      <style:paragraph-properties fo:text-align="justify" style:justify-single-word="false"/>
      <style:text-properties officeooo:rsid="0039328f" officeooo:paragraph-rsid="0039328f"/>
    </style:style>
    <style:style style:name="P12" style:family="paragraph" style:parent-style-name="Table_20_Contents">
      <style:paragraph-properties fo:text-align="justify" style:justify-single-word="false"/>
      <style:text-properties style:font-name="Liberation Mono" fo:font-size="10pt" officeooo:rsid="0039328f" officeooo:paragraph-rsid="0039328f" style:font-name-asian="NSimSun1" style:font-size-asian="10pt" style:font-name-complex="Liberation Mono" style:font-size-complex="10pt"/>
    </style:style>
    <style:style style:name="T1" style:family="text">
      <style:text-properties officeooo:rsid="00275d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dora digital com teclado e LCD.</text:p>
      <text:p text:style-name="P1"/>
      <text:p text:style-name="P1">Lista de componentes:</text:p>
      <text:p text:style-name="P1">1 - PIC18F4520</text:p>
      <text:p text:style-name="P1">2 - KEYPAD-CALCULATOR</text:p>
      <text:p text:style-name="P1">3 - WIRES</text:p>
      <text:p text:style-name="P1">4 - 10 RESITORS</text:p>
      <text:p text:style-name="P1">5 - POWER</text:p>
      <text:p text:style-name="P1">6 - LCD ALFANUMÉRICO (LM016L)</text:p>
      <text:p text:style-name="P1"/>
      <text:p text:style-name="P1"/>
      <text:p text:style-name="P1">O projeto apresentará uma Calculadora digital, que terão as seguintes funções matemáticas:</text:p>
      <text:p text:style-name="P1">1 - Adição(+)</text:p>
      <text:p text:style-name="P1">2 - Subtração(-)</text:p>
      <text:p text:style-name="P1">3 - Multiplicação(*)</text:p>
      <text:p text:style-name="P1">4 - Divisão(/)</text:p>
      <text:p text:style-name="P1">5 - Porcentagem(%)</text:p>
      <text:p text:style-name="P1">6 - Raiz Quadrada(v)</text:p>
      <text:p text:style-name="P1">7 - Potência(MRC)</text:p>
      <text:p text:style-name="P1">8 - pi(M-)</text:p>
      <text:p text:style-name="P1">9 - Fatorial(M+)</text:p>
      <text:p text:style-name="P1">10 - inversão de sinal(+/-)</text:p>
      <text:p text:style-name="P1"/>
      <text:p text:style-name="P1">Substituiremos as teclas MRC, M- e M+ para outras operações, porque sentimos essa necessidade de possuir estas funções em uma calculadora digital.</text:p>
      <text:p text:style-name="P1"/>
      <text:p text:style-name="P4">BOTÃO PRESSIONADO = AZUL = 1</text:p>
      <text:p text:style-name="P4">BOTÃO ABERTO = VERMELHO = 0</text:p>
      <text:p text:style-name="P1"/>
      <text:p text:style-name="P2">Ao iniciar a simulação a calculadora estará desligada. Ao apertaro botão “on/c” irá ligar a calculadora (mostrando uma mensagem no LCD. Ex: “ESTÁ LIGADA”.).</text:p>
      <text:p text:style-name="P2"/>
      <text:p text:style-name="P2">A calculadora receberá 9 números ou 8 numeros e uma vírgula. Após digitar tais números, o usuário deverá apertar o botão da operação que deseja realizar.</text:p>
      <text:p text:style-name="P2">Ex: 78597.45 + 12.</text:p>
      <text:p text:style-name="P2"/>
      <text:p text:style-name="P2">LCD:</text:p>
      <text:list xml:id="list1496875060" text:style-name="L1">
        <text:list-item>
          <text:p text:style-name="P7">//adicionar o codigo fonte no projeto (meu_lcd16x2.c)</text:p>
        </text:list-item>
        <text:list-item>
          <text:p text:style-name="P9">//iniciar o LCD</text:p>
        </text:list-item>
        <text:list-item>
          <text:p text:style-name="P7">//testar com um texto simples o funcionamento</text:p>
        </text:list-item>
      </text:list>
      <text:p text:style-name="P3">TECLADO:</text:p>
      <text:list xml:id="list1508022216" text:style-name="L2">
        <text:list-item>
          <text:p text:style-name="P8">exibir a tecla pressionada no LCD</text:p>
        </text:list-item>
        <text:list-item>
          <text:p text:style-name="P8">atribuir a uma variavel o valor digitado no teclado.</text:p>
        </text:list-item>
        <text:list-item>
          <text:p text:style-name="P8">Exibir no LCD o valor da variável.</text:p>
        </text:list-item>
      </text:list>
      <text:p text:style-name="P3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office:value-type="string">
            <text:p text:style-name="P6">on_clear = 1</text:p>
          </table:table-cell>
          <table:table-cell table:style-name="Tabela1.A1" office:value-type="string">
            <text:p text:style-name="P6">Sete = 5</text:p>
          </table:table-cell>
          <table:table-cell table:style-name="Tabela1.A1" office:value-type="string">
            <text:p text:style-name="P6">Oito = 9</text:p>
          </table:table-cell>
          <table:table-cell table:style-name="Tabela1.A1" office:value-type="string">
            <text:p text:style-name="P6">Nove = 13</text:p>
          </table:table-cell>
          <table:table-cell table:style-name="Tabela1.A1" office:value-type="string">
            <text:p text:style-name="P6">Multi = 17</text:p>
          </table:table-cell>
          <table:table-cell table:style-name="Tabela1.F1" office:value-type="string">
            <text:p text:style-name="P6">Divisao = 20</text:p>
          </table:table-cell>
        </table:table-row>
        <table:table-row>
          <table:table-cell table:style-name="Tabela1.A2" office:value-type="string">
            <text:p text:style-name="P5">Inversor = <text:span text:style-name="T1">2</text:span></text:p>
          </table:table-cell>
          <table:table-cell table:style-name="Tabela1.A2" office:value-type="string">
            <text:p text:style-name="P6">Quatro = 6</text:p>
          </table:table-cell>
          <table:table-cell table:style-name="Tabela1.A2" office:value-type="string">
            <text:p text:style-name="P6">cinco = 10</text:p>
          </table:table-cell>
          <table:table-cell table:style-name="Tabela1.A2" office:value-type="string">
            <text:p text:style-name="P6">Seis = 14</text:p>
          </table:table-cell>
          <table:table-cell table:style-name="Tabela1.A2" office:value-type="string">
            <text:p text:style-name="P6">Menos = 18</text:p>
          </table:table-cell>
          <table:table-cell table:style-name="Tabela1.F2" office:value-type="string">
            <text:p text:style-name="P6">Potenci = 21</text:p>
          </table:table-cell>
        </table:table-row>
        <table:table-row>
          <table:table-cell table:style-name="Tabela1.A2" office:value-type="string">
            <text:p text:style-name="P5">Percent = <text:span text:style-name="T1">3</text:span></text:p>
          </table:table-cell>
          <table:table-cell table:style-name="Tabela1.A2" office:value-type="string">
            <text:p text:style-name="P6">Um = 7</text:p>
          </table:table-cell>
          <table:table-cell table:style-name="Tabela1.A2" office:value-type="string">
            <text:p text:style-name="P6">Dois = 11</text:p>
          </table:table-cell>
          <table:table-cell table:style-name="Tabela1.A2" office:value-type="string">
            <text:p text:style-name="P6">Tres = 15</text:p>
          </table:table-cell>
          <table:table-cell table:style-name="Tabela1.A2" office:value-type="string">
            <text:p text:style-name="P6">Mais = 19</text:p>
          </table:table-cell>
          <table:table-cell table:style-name="Tabela1.F2" office:value-type="string">
            <text:p text:style-name="P6">Pi = 22</text:p>
          </table:table-cell>
        </table:table-row>
        <table:table-row>
          <table:table-cell table:style-name="Tabela1.A2" office:value-type="string">
            <text:p text:style-name="P5">Raiz = <text:span text:style-name="T1">4</text:span></text:p>
          </table:table-cell>
          <table:table-cell table:style-name="Tabela1.A2" office:value-type="string">
            <text:p text:style-name="P6">Zero = 8</text:p>
          </table:table-cell>
          <table:table-cell table:style-name="Tabela1.A2" office:value-type="string">
            <text:p text:style-name="P6">Ponto = 12</text:p>
          </table:table-cell>
          <table:table-cell table:style-name="Tabela1.A2" office:value-type="string">
            <text:p text:style-name="P6">Igual = 16</text:p>
          </table:table-cell>
          <table:table-cell table:style-name="Tabela1.A2" office:value-type="string">
            <text:p text:style-name="P5"/>
          </table:table-cell>
          <table:table-cell table:style-name="Tabela1.F2" office:value-type="string">
            <text:p text:style-name="P6">Fatori = 23</text:p>
          </table:table-cell>
        </table:table-row>
      </table:table>
      <text:p text:style-name="P3"/>
      <text:p text:style-name="P2"/>
      <text:p text:style-name="P11">O teclado de calculadora 4x6 depende da biblioteca keypad.h, para arduinos. Então será substituído pelo teclado 4x4 de matemática com as operações básicas.</text:p>
      <text:p text:style-name="P11"/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12">Sete = 1</text:p>
          </table:table-cell>
          <table:table-cell table:style-name="Tabela2.A1" office:value-type="string">
            <text:p text:style-name="P12">Oito = 5</text:p>
          </table:table-cell>
          <table:table-cell table:style-name="Tabela2.A1" office:value-type="string">
            <text:p text:style-name="P12">Nove = 9</text:p>
          </table:table-cell>
          <table:table-cell table:style-name="Tabela2.D1" office:value-type="string">
            <text:p text:style-name="P12">Divisao = 13</text:p>
          </table:table-cell>
        </table:table-row>
        <table:table-row>
          <table:table-cell table:style-name="Tabela2.A2" office:value-type="string">
            <text:p text:style-name="P12">Quatro = 2</text:p>
          </table:table-cell>
          <table:table-cell table:style-name="Tabela2.A2" office:value-type="string">
            <text:p text:style-name="P12">Cinco = 6</text:p>
          </table:table-cell>
          <table:table-cell table:style-name="Tabela2.A2" office:value-type="string">
            <text:p text:style-name="P12">Seis = 10</text:p>
          </table:table-cell>
          <table:table-cell table:style-name="Tabela2.D2" office:value-type="string">
            <text:p text:style-name="P12">Multi = 14</text:p>
          </table:table-cell>
        </table:table-row>
        <table:table-row>
          <table:table-cell table:style-name="Tabela2.A2" office:value-type="string">
            <text:p text:style-name="P12">Um = 3</text:p>
          </table:table-cell>
          <table:table-cell table:style-name="Tabela2.A2" office:value-type="string">
            <text:p text:style-name="P12">Dois = 7</text:p>
          </table:table-cell>
          <table:table-cell table:style-name="Tabela2.A2" office:value-type="string">
            <text:p text:style-name="P12">Tres = 11</text:p>
          </table:table-cell>
          <table:table-cell table:style-name="Tabela2.D2" office:value-type="string">
            <text:p text:style-name="P12">Menos = 15</text:p>
          </table:table-cell>
        </table:table-row>
        <table:table-row>
          <table:table-cell table:style-name="Tabela2.A2" office:value-type="string">
            <text:p text:style-name="P12">on_clear = 4</text:p>
          </table:table-cell>
          <table:table-cell table:style-name="Tabela2.A2" office:value-type="string">
            <text:p text:style-name="P12">Zero = 8</text:p>
          </table:table-cell>
          <table:table-cell table:style-name="Tabela2.A2" office:value-type="string">
            <text:p text:style-name="P12">Igual = 12</text:p>
          </table:table-cell>
          <table:table-cell table:style-name="Tabela2.D2" office:value-type="string">
            <text:p text:style-name="P12">Mais = 16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11:55:36.869000000</dc:date>
    <meta:editing-duration>PT2H3M59S</meta:editing-duration>
    <meta:editing-cycles>4</meta:editing-cycles>
    <meta:generator>LibreOffice/6.1.5.2$Windows_X86_64 LibreOffice_project/90f8dcf33c87b3705e78202e3df5142b201bd805</meta:generator>
    <meta:document-statistic meta:table-count="2" meta:image-count="0" meta:object-count="0" meta:page-count="1" meta:paragraph-count="73" meta:word-count="350" meta:character-count="1722" meta:non-whitespace-character-count="1451"/>
  </office:meta>
</office:document-meta>
</file>